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0.8126in"/>
        </style:tab-stops>
      </style:paragraph-properties>
      <style:text-properties fo:color="#000000" style:font-name="Times New Roman" fo:font-size="18pt" fo:font-weight="bold" style:font-size-asian="18pt" style:font-weight-asian="bold" style:font-name-complex="Times New Roman" style:font-size-complex="14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0.8126in"/>
        </style:tab-stops>
      </style:paragraph-properties>
      <style:text-properties fo:color="#000000" style:font-name="Times New Roman" fo:font-size="18pt" fo:font-weight="bold" style:font-size-asian="18pt" style:font-weight-asian="bold" style:font-name-complex="Times New Roman" style:font-size-complex="14pt" style:font-weight-complex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0.8126in"/>
        </style:tab-stops>
      </style:paragraph-properties>
      <style:text-properties fo:color="#000000" style:font-name="Times New Roman" fo:font-size="18pt" style:font-size-asian="18pt" style:font-name-complex="Times New Roman" style:font-size-complex="14pt"/>
    </style:style>
    <style:style style:name="P4" style:family="paragraph" style:parent-style-name="Standard">
      <style:paragraph-properties fo:text-align="center" style:justify-single-word="false">
        <style:tab-stops>
          <style:tab-stop style:position="0.8126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P5" style:family="paragraph" style:parent-style-name="Standard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margin-left="0in" fo:margin-right="0in" fo:margin-top="0in" fo:margin-bottom="0.1957in" fo:line-height="92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7" style:family="paragraph" style:parent-style-name="Standard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margin-left="0in" fo:margin-right="0in" fo:margin-top="0in" fo:margin-bottom="0.1957in" fo:line-height="92%" fo:text-align="center" style:justify-single-word="false" fo:text-indent="0in" style:auto-text-indent="false" style:text-autospace="none" style:writing-mode="lr-tb">
        <style:tab-stops>
          <style:tab-stop style:position="0.8126in"/>
        </style:tab-stops>
      </style:paragraph-properties>
      <style:text-properties fo:color="#000000" style:text-outline="false" style:text-line-through-style="none" style:font-name="Times New Roman" fo:font-size="18pt" fo:font-style="normal" fo:text-shadow="none" style:text-underline-style="none" fo:font-weight="bold" style:font-name-asian="Times New Roman" style:font-size-asian="18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margin-top="0in" fo:margin-bottom="0.1957in" fo:line-height="92%" fo:text-align="center" style:justify-single-word="false" fo:text-indent="0in" style:auto-text-indent="false" fo:break-before="pag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 style:list-style-name="L1">
      <style:paragraph-properties fo:margin-top="0in" fo:margin-bottom="0.1957in" fo:line-height="92%" fo:text-align="start" style:justify-single-word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L2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3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4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5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 style:list-style-name="L6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 style:list-style-name="L7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 style:list-style-name="L2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19" style:family="paragraph" style:parent-style-name="Standard" style:list-style-name="L5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Arial" fo:font-size="12pt" fo:font-style="normal" fo:text-shadow="none" style:text-underline-style="none" fo:font-weight="bold" style:font-name-asian="Times New Roman" style:font-size-asian="12pt" style:font-style-asian="normal" style:font-weight-asian="bold" style:font-name-complex="Times New Roman" style:font-size-complex="12pt" style:font-style-complex="normal" style:font-weight-complex="bold" style:text-emphasize="none" style:text-overline-style="none" style:text-overline-color="font-color"/>
    </style:style>
    <style:style style:name="P20" style:family="paragraph" style:parent-style-name="Standard" style:list-style-name="L3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Arial" fo:font-size="12pt" fo:font-style="normal" fo:text-shadow="none" style:text-underline-style="none" fo:font-weight="normal" style:font-name-asian="WenQuanYi Micro Hei" style:font-size-asian="12pt" style:font-style-asian="normal" style:font-weight-asian="normal" style:font-name-complex="WenQuanYi Micro Hei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 style:list-style-name="L7">
      <style:paragraph-properties fo:margin-left="0in" fo:margin-right="0in" fo:margin-top="0in" fo:margin-bottom="0.1957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style:font-name="Aria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/>
      <text:p text:style-name="P4">By : User Documentation Team</text:p>
      <text:p text:style-name="P4"/>
      <text:p text:style-name="P4"><text:s text:c="3"/>Version 1.0</text:p>
      <text:p text:style-name="P4"/>
      <text:p text:style-name="P4">12 September 2012</text:p>
      <text:p text:style-name="P4"/>
      <text:p text:style-name="P8"/>
      <text:p text:style-name="P6">LibMS <text:s/>: Code Commit Summary</text:p>
      <text:p text:style-name="P9"/>
      <text:p text:style-name="P5"><text:tab/>Core Module of LibMS:</text:p>
      <text:list xml:id="list789783671" text:style-name="L1">
        <text:list-item>
          <text:list>
            <text:list-item>
              <text:p text:style-name="P10">Web Administration</text:p>
            </text:list-item>
            <text:list-item>
              <text:p text:style-name="P10">Administration &amp; Security</text:p>
            </text:list-item>
            <text:list-item>
              <text:p text:style-name="P10">Utility &amp; System SetUp</text:p>
            </text:list-item>
            <text:list-item>
              <text:p text:style-name="P10">OPAC</text:p>
            </text:list-item>
            <text:list-item>
              <text:p text:style-name="P10">Acquisition</text:p>
            </text:list-item>
            <text:list-item>
              <text:p text:style-name="P10">Cataloguing</text:p>
            </text:list-item>
            <text:list-item>
              <text:p text:style-name="P10">Serial</text:p>
            </text:list-item>
            <text:list-item>
              <text:p text:style-name="P10">Circulation</text:p>
            </text:list-item>
          </text:list>
        </text:list-item>
      </text:list>
      <text:p text:style-name="P5"><text:s text:c="30"/></text:p>
      <text:p text:style-name="P5">Administration Module</text:p>
      <text:p text:style-name="P7">In Administration Module Following Activities are Integrated &amp; functional.</text:p>
      <text:list xml:id="list2099529397" text:style-name="L2">
        <text:list-item>
          <text:p text:style-name="P11">Register Library Staff's <text:s/>(Add/Update/View/Delete)</text:p>
        </text:list-item>
        <text:list-item>
          <text:p text:style-name="P11">Upload Library Staff Data in XLS Sheet</text:p>
        </text:list-item>
        <text:list-item>
          <text:p text:style-name="P11">Activate/Deactivate Staff Account</text:p>
        </text:list-item>
        <text:list-item>
          <text:p text:style-name="P11">Upload Institute Logo</text:p>
          <text:p text:style-name="P18"/>
          <text:p text:style-name="P18">System SetUp Module</text:p>
          <text:p text:style-name="P11">In System Setup Module Following Activities are Integrated &amp; functional.</text:p>
          <text:list>
            <text:list-item>
              <text:p text:style-name="P11">Add Location</text:p>
            </text:list-item>
            <text:list-item>
              <text:p text:style-name="P11">Add General Notices</text:p>
            </text:list-item>
            <text:list-item>
              <text:p text:style-name="P11">Add Faculty/Courses/Dept</text:p>
            </text:list-item>
            <text:list-item>
              <text:p text:style-name="P11">Add Member/Sub Member Types</text:p>
            </text:list-item>
            <text:list-item>
              <text:p text:style-name="P11"><text:soft-page-break/>Add Dept Libraries</text:p>
            </text:list-item>
            <text:list-item>
              <text:p text:style-name="P11">Configure Fine Details</text:p>
            </text:list-item>
            <text:list-item>
              <text:p text:style-name="P11">Add Document Types</text:p>
            </text:list-item>
          </text:list>
        </text:list-item>
      </text:list>
      <text:p text:style-name="P5">Utility &amp; Help Module</text:p>
      <text:p text:style-name="P7">Provide UserManual of LibMS in PDF Format</text:p>
      <text:list xml:id="list2173944606" text:continue-numbering="true" text:style-name="L2">
        <text:list-header>
          <text:p text:style-name="P18"/>
        </text:list-header>
      </text:list>
      <text:p text:style-name="P5">Acquisition Module : <text:s/></text:p>
      <text:p text:style-name="P7">In Acquisition Module Following Activities are Integrated &amp; functional.</text:p>
      <text:p text:style-name="P7">1. <text:tab/>Enter Title Refer from Demand List &amp; Direct Entry</text:p>
      <text:p text:style-name="P7">2.<text:tab/>Initiate Acquisition</text:p>
      <text:list xml:id="list100478326" text:continue-numbering="true" text:style-name="L2">
        <text:list-header>
          <text:p text:style-name="P11">3.<text:tab/>Approval Process</text:p>
        </text:list-header>
      </text:list>
      <text:p text:style-name="P7">4.<text:tab/>Order Process</text:p>
      <text:list xml:id="list1739131092" text:continue-numbering="true" text:style-name="L2">
        <text:list-item>
          <text:p text:style-name="P11">Invoicing Process</text:p>
        </text:list-item>
        <text:list-item>
          <text:p text:style-name="P11">Receiving Documents</text:p>
        </text:list-item>
        <text:list-item>
          <text:p text:style-name="P11">Payment Process</text:p>
        </text:list-item>
        <text:list-item>
          <text:p text:style-name="P11">Accessioning of Documents</text:p>
        </text:list-item>
        <text:list-item>
          <text:p text:style-name="P11">Reports ( <text:span text:style-name="T1">Pending Documents, Approved Document List)</text:span></text:p>
        </text:list-item>
        <text:list-item>
          <text:p text:style-name="P11">Set Budget Head/Budget Head Allocation, Vendor Setting, Base Currency Setting</text:p>
        </text:list-item>
      </text:list>
      <text:p text:style-name="P5">Cataloguing Module:</text:p>
      <text:p text:style-name="P7">In Cataloguing Module Following Activities are Integrated &amp; functional.</text:p>
      <text:list xml:id="list841467708" text:style-name="L3">
        <text:list-item>
          <text:p text:style-name="P12">Cataloguing of retrospective documents.</text:p>
        </text:list-item>
        <text:list-item>
          <text:p text:style-name="P12">Cataloguing of new documents (multilingual data entry) of books in AACR2 Format.</text:p>
        </text:list-item>
        <text:list-item>
          <text:p text:style-name="P12">Accessioning of documents in AACR2 Format.</text:p>
        </text:list-item>
        <text:list-item>
          <text:p text:style-name="P12">Generate Catalog Card</text:p>
        </text:list-item>
        <text:list-item>
          <text:p text:style-name="P12"><text:soft-page-break/>Generate Bar Code</text:p>
        </text:list-item>
        <text:list-item>
          <text:p text:style-name="P12">Import Bibliographic Details Entry in XLS File format.</text:p>
        </text:list-item>
        <text:list-item>
          <text:p text:style-name="P12">Export Bibliographic Details Entry in XLS File format.</text:p>
        </text:list-item>
        <text:list-item>
          <text:p text:style-name="P12">Import .mrc file from Library of Congress (Copy Catalog Activity)</text:p>
        </text:list-item>
        <text:list-item>
          <text:p text:style-name="P12">Upload Digital Data like PDF/Video File &amp; Book Cover Page related to documents.</text:p>
        </text:list-item>
        <text:list-item>
          <text:p text:style-name="P12">Bibliographic Detail Entry in Dissertation Document Type (Insert Activity)</text:p>
          <text:p text:style-name="P20"/>
        </text:list-item>
      </text:list>
      <text:p text:style-name="P5">Circulation Module</text:p>
      <text:p text:style-name="P7"><text:bookmark-start text:name="__DdeLink__4_1489876775"/>In Circulation Module Following Activities are Integrated &amp; functional.<text:bookmark-end text:name="__DdeLink__4_1489876775"/></text:p>
      <text:list xml:id="list2175687702" text:style-name="L4">
        <text:list-item>
          <text:p text:style-name="P13">Member Registration ( Direct Data Entry/ Import from XLS File)</text:p>
        </text:list-item>
        <text:list-item>
          <text:p text:style-name="P13">Request Approval coming from OPAC.</text:p>
        </text:list-item>
        <text:list-item>
          <text:p text:style-name="P13">Delinquent Member</text:p>
        </text:list-item>
        <text:list-item>
          <text:p text:style-name="P13">Check In Activity </text:p>
        </text:list-item>
        <text:list-item>
          <text:p text:style-name="P13">Check Out Activity</text:p>
        </text:list-item>
        <text:list-item>
          <text:p text:style-name="P13">Report on CheckIn/CheckOut</text:p>
        </text:list-item>
        <text:list-item>
          <text:p text:style-name="P13">Fine Management Activity</text:p>
        </text:list-item>
        <text:list-item>
          <text:p text:style-name="P13">Report on Fine Management (View All OverDue Members/ Generate Payment Slip)</text:p>
        </text:list-item>
        <text:list-item>
          <text:p text:style-name="P13">Generate Library Card Activity.</text:p>
        </text:list-item>
      </text:list>
      <text:p text:style-name="P5">OPAC Module:</text:p>
      <text:p text:style-name="P7">In OPAC Module Following Activities are Integrated &amp; functional.</text:p>
      <text:p text:style-name="P7">1.<text:tab/>Narrow Down Searching from different Searching options i.e</text:p>
      <text:p text:style-name="P7"><text:tab/> <text:s text:c="2"/>a) Simple Search</text:p>
      <text:p text:style-name="P7"><text:tab/> <text:s text:c="2"/>b) Browse Search</text:p>
      <text:p text:style-name="P7"><text:tab/> <text:s text:c="2"/>c) Additional Search</text:p>
      <text:p text:style-name="P7"><text:soft-page-break/><text:tab/> <text:s text:c="2"/>d) Advanced Search</text:p>
      <text:p text:style-name="P7"><text:tab/> <text:s text:c="2"/>e) ISBN Search</text:p>
      <text:p text:style-name="P7"><text:tab/> <text:s text:c="2"/>f) Accession No Search</text:p>
      <text:p text:style-name="P7"><text:tab/> <text:s text:c="2"/>h) Call No Search</text:p>
      <text:list xml:id="list1275968947" text:style-name="L5">
        <text:list-item>
          <text:p text:style-name="P14">View Digital Content in All Search Result if available</text:p>
        </text:list-item>
        <text:list-item>
          <text:p text:style-name="P14">Send Request for Check Out From OPAC.</text:p>
        </text:list-item>
        <text:list-item>
          <text:p text:style-name="P14">New Arrival Link to View/Search Book recently acquired in Library.</text:p>
        </text:list-item>
        <text:list-item>
          <text:p text:style-name="P14">View Notices</text:p>
        </text:list-item>
        <text:list-item>
          <text:p text:style-name="P14">View Location</text:p>
        </text:list-item>
        <text:list-item>
          <text:p text:style-name="P14">Send FeedBack</text:p>
        </text:list-item>
        <text:list-item>
          <text:p text:style-name="P14">Send Member Registration request</text:p>
        </text:list-item>
        <text:list-item>
          <text:p text:style-name="P14">My Account Section to View Registered Library Staff CheckIn/CheckOut Details.</text:p>
        </text:list-item>
        <text:list-item>
          <text:p text:style-name="P14">Rate the Book in Simple Search Link.</text:p>
          <text:p text:style-name="P19">Serial Module</text:p>
          <text:p text:style-name="P14">1.<text:tab/>Set Budget Head/Budget Head Allocation, Vendor Setting, Base Currency Setting </text:p>
        </text:list-item>
      </text:list>
      <text:list xml:id="list529038733" text:style-name="L6">
        <text:list-item>
          <text:p text:style-name="P15">Language Setting</text:p>
        </text:list-item>
        <text:list-item>
          <text:p text:style-name="P15">Serial New Entry for New Paper type periodicals.</text:p>
        </text:list-item>
      </text:list>
      <text:p text:style-name="P7"/>
      <text:p text:style-name="P5">Web Administration</text:p>
      <text:p text:style-name="P7">Once Any User Download the System &amp; have a local installation they need to login into the system &amp; Use this module. It has following features</text:p>
      <text:list xml:id="list938258379" text:style-name="L7">
        <text:list-item>
          <text:p text:style-name="P16">Approval Process of Institute Request</text:p>
        </text:list-item>
        <text:list-item>
          <text:p text:style-name="P16">SMTP Mail Setting </text:p>
        </text:list-item>
        <text:list-item>
          <text:p text:style-name="P16">Block Institute</text:p>
        </text:list-item>
        <text:list-item>
          <text:p text:style-name="P21">Change Any User Passwor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2" svg:font-family="'Lohit Devanagari'"/>
    <style:font-face style:name="Arial" svg:font-family="Arial" style:font-family-generic="swiss"/>
    <style:font-face style:name="Lohit Devanagari" svg:font-family="'Lohit Devanagari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2pt" fo:font-style="normal" fo:text-shadow="none" style:text-underline-style="none" fo:font-weight="normal" style:font-name-asian="WenQuanYi Micro Hei" style:font-size-asian="32pt" style:font-style-asian="normal" style:font-weight-asian="normal" style:font-name-complex="WenQuanYi Micro Hei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Default_7e_LT_7e_Gliederung_20_3" style:display-name="Default~LT~Gliederung 3" style:family="paragraph" style:parent-style-name="Default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Default_7e_LT_7e_Gliederung_20_4" style:display-name="Default~LT~Gliederung 4" style:family="paragraph" style:parent-style-name="Default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Default_7e_LT_7e_Gliederung_20_5" style:display-name="Default~LT~Gliederung 5" style:family="paragraph" style:parent-style-name="Default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WenQuanYi Micro Hei" fo:font-size="44pt" fo:font-style="normal" fo:text-shadow="none" style:text-underline-style="none" fo:font-weight="normal" style:font-name-asian="WenQuanYi Micro Hei" style:font-size-asian="44pt" style:font-style-asian="normal" style:font-weight-asian="normal" style:font-name-complex="WenQuanYi Micro Hei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2pt" fo:font-style="normal" fo:text-shadow="none" style:text-underline-style="none" fo:font-weight="normal" style:font-name-asian="WenQuanYi Micro Hei" style:font-size-asian="32pt" style:font-style-asian="normal" style:font-weight-asian="normal" style:font-name-complex="WenQuanYi Micro Hei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ohit Devanagari" fo:font-size="12pt" fo:font-style="normal" fo:text-shadow="none" style:text-underline-style="none" fo:font-weight="normal" style:font-name-asian="Lohit Devanagari" style:font-size-asian="12pt" style:font-style-asian="normal" style:font-weight-asian="normal" style:font-name-complex="Lohit Devanagari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WenQuanYi Micro Hei" fo:font-size="18pt" fo:font-style="normal" fo:text-shadow="none" style:text-underline-style="none" fo:font-weight="normal" style:font-name-asian="WenQuanYi Micro Hei" style:font-size-asian="18pt" style:font-style-asian="normal" style:font-weight-asian="normal" style:font-name-complex="WenQuanYi Micro Hei" style:font-size-complex="18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ohit Devanagari" fo:font-size="18pt" style:font-name-asian="Lohit Devanagari" style:font-size-asian="18pt" style:font-name-complex="Lohit Devanagari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WenQuanYi Micro Hei" fo:font-size="44pt" fo:font-style="normal" fo:text-shadow="none" style:text-underline-style="none" fo:font-weight="normal" style:font-name-asian="WenQuanYi Micro Hei" style:font-size-asian="44pt" style:font-style-asian="normal" style:font-weight-asian="normal" style:font-name-complex="WenQuanYi Micro Hei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font-name="WenQuanYi Micro Hei" fo:font-size="18pt" fo:font-style="normal" fo:text-shadow="none" style:text-underline-style="none" fo:font-weight="normal" style:font-name-asian="WenQuanYi Micro Hei" style:font-size-asian="18pt" style:font-style-asian="normal" style:font-weight-asian="normal" style:font-name-complex="WenQuanYi Micro Hei" style:font-size-complex="18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ohit Devanagari" fo:font-size="12pt" fo:font-style="normal" fo:text-shadow="none" style:text-underline-style="none" fo:font-weight="normal" style:font-name-asian="Lohit Devanagari" style:font-size-asian="12pt" style:font-style-asian="normal" style:font-weight-asian="normal" style:font-name-complex="Lohit Devanagari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2pt" fo:font-style="normal" fo:text-shadow="none" style:text-underline-style="none" fo:font-weight="normal" style:font-name-asian="WenQuanYi Micro Hei" style:font-size-asian="32pt" style:font-style-asian="normal" style:font-weight-asian="normal" style:font-name-complex="WenQuanYi Micro Hei" style:font-size-complex="32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Outline_20_4" style:display-name="Outline 4" style:family="paragraph" style:parent-style-name="Outline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Outline_20_5" style:display-name="Outline 5" style:family="paragraph" style:parent-style-name="Outline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.3752in" fo:margin-right="0in" fo:margin-top="0in" fo:margin-bottom="0.198in" fo:line-height="92%" fo:text-align="start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WenQuanYi Micro Hei" style:font-size-complex="32pt" style:font-style-complex="normal" style:font-weight-complex="normal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0.8126in" fo:margin-right="0in" fo:margin-top="0in" fo:margin-bottom="0.1575in" fo:text-indent="-0.3126in" style:auto-text-indent="false">
        <style:tab-stops>
          <style:tab-stop style:position="-0.8126in"/>
          <style:tab-stop style:position="-0.6252in"/>
          <style:tab-stop style:position="-0.1252in"/>
          <style:tab-stop style:position="0in"/>
          <style:tab-stop style:position="0.3752in"/>
          <style:tab-stop style:position="0.8752in"/>
          <style:tab-stop style:position="1.3752in"/>
          <style:tab-stop style:position="1.8752in"/>
          <style:tab-stop style:position="2.3752in"/>
          <style:tab-stop style:position="2.8752in"/>
          <style:tab-stop style:position="3.3752in"/>
          <style:tab-stop style:position="3.8752in"/>
          <style:tab-stop style:position="4.3752in"/>
          <style:tab-stop style:position="4.8752in"/>
          <style:tab-stop style:position="5.3752in"/>
          <style:tab-stop style:position="5.8752in"/>
          <style:tab-stop style:position="6.3752in"/>
          <style:tab-stop style:position="6.8752in"/>
          <style:tab-stop style:position="7.3752in"/>
          <style:tab-stop style:position="7.8752in"/>
          <style:tab-stop style:position="8.3752in"/>
          <style:tab-stop style:position="8.8752in"/>
        </style:tab-stops>
      </style:paragraph-properties>
      <style:text-properties fo:font-size="24pt" style:font-size-asian="24pt" style:font-size-complex="24pt"/>
    </style:style>
    <style:style style:name="Title1_7e_LT_7e_Gliederung_20_3" style:display-name="Title1~LT~Gliederung 3" style:family="paragraph" style:parent-style-name="Title1_7e_LT_7e_Gliederung_20_2">
      <style:paragraph-properties fo:margin-left="1.25in" fo:margin-right="0in" fo:margin-top="0in" fo:margin-bottom="0.1181in" fo:text-indent="-0.25in" style:auto-text-indent="false">
        <style:tab-stops>
          <style:tab-stop style:position="-1.2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</style:tab-stops>
      </style:paragraph-properties>
      <style:text-properties fo:font-size="20pt" style:font-size-asian="20pt" style:font-size-complex="20pt"/>
    </style:style>
    <style:style style:name="Title1_7e_LT_7e_Gliederung_20_4" style:display-name="Title1~LT~Gliederung 4" style:family="paragraph" style:parent-style-name="Title1_7e_LT_7e_Gliederung_20_3">
      <style:paragraph-properties fo:margin-left="1.75in" fo:margin-right="0in" fo:margin-top="0in" fo:margin-bottom="0.0799in" fo:text-indent="-0.25in" style:auto-text-indent="false">
        <style:tab-stops/>
      </style:paragraph-properties>
    </style:style>
    <style:style style:name="Title1_7e_LT_7e_Gliederung_20_5" style:display-name="Title1~LT~Gliederung 5" style:family="paragraph" style:parent-style-name="Title1_7e_LT_7e_Gliederung_20_4">
      <style:paragraph-properties fo:margin-left="2.25in" fo:margin-right="0in" fo:margin-top="0in" fo:margin-bottom="0.0398in" fo:text-indent="-0.25in" style:auto-text-indent="false">
        <style:tab-stops>
          <style:tab-stop style:position="-2.25in"/>
          <style:tab-stop style:position="-2in"/>
          <style:tab-stop style:position="-1.5in"/>
          <style:tab-stop style:position="-1in"/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WenQuanYi Micro Hei" fo:font-size="44pt" fo:font-style="normal" fo:text-shadow="none" style:text-underline-style="none" fo:font-weight="normal" style:letter-kerning="true" style:font-name-asian="WenQuanYi Micro Hei" style:font-size-asian="44pt" style:font-style-asian="normal" style:font-weight-asian="normal" style:font-name-complex="WenQuanYi Micro Hei" style:font-size-complex="44pt" style:font-style-complex="normal" style:font-weight-complex="normal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.3752in" fo:margin-right="0in" fo:margin-top="0in" fo:margin-bottom="0.198in" fo:line-height="92%" fo:text-align="center" style:justify-single-word="false" fo:text-indent="-0.3752in" style:auto-text-indent="false" style:text-autospace="none" style:writing-mode="lr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font-name="WenQuanYi Micro Hei" fo:font-size="32pt" fo:font-style="normal" fo:text-shadow="none" style:text-underline-style="none" fo:font-weight="normal" style:letter-kerning="true" style:font-name-asian="WenQuanYi Micro Hei" style:font-size-asian="32pt" style:font-style-asian="normal" style:font-weight-asian="normal" style:font-name-complex="WenQuanYi Micro Hei" style:font-size-complex="32pt" style:font-style-complex="normal" style:font-weight-complex="normal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font-name="Lohit Devanagari" fo:font-size="12pt" fo:font-style="normal" fo:text-shadow="none" style:text-underline-style="none" fo:font-weight="normal" style:letter-kerning="true" style:font-name-asian="Lohit Devanagari" style:font-size-asian="12pt" style:font-style-asian="normal" style:font-weight-asian="normal" style:font-name-complex="Lohit Devanagari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WenQuanYi Micro Hei" fo:font-size="44pt" fo:font-style="normal" fo:text-shadow="none" style:text-underline-style="none" fo:font-weight="normal" style:font-name-asian="WenQuanYi Micro Hei" style:font-size-asian="44pt" style:font-style-asian="normal" style:font-weight-asian="normal" style:font-name-complex="WenQuanYi Micro Hei" style:font-size-complex="44pt" style:font-style-complex="normal" style:font-weight-complex="normal" style:text-emphasize="none" style:text-overline-style="none" style:text-overline-color="font-color"/>
    </style:style>
    <style:style style:name="WW-Title12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WenQuanYi Micro Hei" fo:font-size="44pt" fo:font-style="normal" fo:text-shadow="none" style:text-underline-style="none" fo:font-weight="normal" style:font-name-asian="WenQuanYi Micro Hei" style:font-size-asian="44pt" style:font-style-asian="normal" style:font-weight-asian="normal" style:font-name-complex="WenQuanYi Micro Hei" style:font-size-complex="44pt" style:font-style-complex="normal" style:font-weight-complex="normal" style:text-emphasize="none" style:text-overline-style="none" style:text-overline-color="font-color"/>
    </style:style>
    <style:style style:name="WW-Title123" style:family="paragraph">
      <style:paragraph-properties fo:margin-left="0in" fo:margin-right="0in" fo:margin-top="0in" fo:margin-bottom="0in" fo:line-height="92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font-name="WenQuanYi Micro Hei" fo:font-size="44pt" fo:font-style="normal" fo:text-shadow="none" style:text-underline-style="none" fo:font-weight="normal" style:font-name-asian="WenQuanYi Micro Hei" style:font-size-asian="44pt" style:font-style-asian="normal" style:font-weight-asian="normal" style:font-name-complex="WenQuanYi Micro Hei" style:font-size-complex="44pt" style:font-style-complex="normal" style:font-weight-complex="normal" style:text-emphasize="none" style:text-overline-style="none" style:text-ov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RP </meta:initial-creator>
    <meta:creation-date>2012-09-04T13:08:40</meta:creation-date>
    <dc:date>2012-09-13T17:18:25</dc:date>
    <dc:creator>EDRP </dc:creator>
    <meta:editing-duration>PT00H32M24S</meta:editing-duration>
    <meta:editing-cycles>35</meta:editing-cycles>
    <meta:generator>OpenOffice.org/3.2$Linux OpenOffice.org_project/320m12$Build-9483</meta:generator>
    <meta:document-statistic meta:table-count="0" meta:image-count="0" meta:object-count="0" meta:page-count="5" meta:paragraph-count="95" meta:word-count="524" meta:character-count="3359"/>
  </office:meta>
</office:document-meta>
</file>